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9_11" table:style-name="ta1">
        <table:shapes>
          <draw:frame draw:z-index="0" draw:style-name="gr1" draw:text-style-name="P1" svg:width="453.51pt" svg:height="255.09pt" svg:x="0pt" svg:y="175.24pt">
            <loext:p draw:notify-on-update-of-ranges="Histogram9_11.A2:Histogram9_11.A2 Histogram9_11.A3:Histogram9_11.A13 Histogram9_11.B2:Histogram9_11.B2 Histogram9_11.B3:Histogram9_11.B13 Histogram9_11.A2:Histogram9_11.A2 Histogram9_11.A3:Histogram9_11.A13 Histogram9_11.C2:Histogram9_11.C2 Histogram9_11.C3:Histogram9_11.C13 Histogram9_11.A2:Histogram9_11.A2 Histogram9_11.A3:Histogram9_11.A13 Histogram9_11.D2:Histogram9_11.D2 Histogram9_11.D3:Histogram9_11.D13 Histogram9_11.A2:Histogram9_11.A2 Histogram9_11.A3:Histogram9_11.A13 Histogram9_11.E2:Histogram9_11.E2 Histogram9_11.E3:Histogram9_1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9_11 <text:s/>- 10 targets 9 meter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8095238095" calcext:value-type="float">
            <text:p>0.0238095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38095238095" calcext:value-type="float">
            <text:p>0.0238095238</text:p>
          </table:table-cell>
          <table:table-cell office:value-type="float" office:value="0.0697674418605" calcext:value-type="float">
            <text:p>0.0697674419</text:p>
          </table:table-cell>
          <table:table-cell office:value-type="float" office:value="0" calcext:value-type="float">
            <text:p>0</text:p>
          </table:table-cell>
          <table:table-cell office:value-type="float" office:value="0.0222222222222" calcext:value-type="float">
            <text:p>0.02222222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38095238095" calcext:value-type="float">
            <text:p>0.0238095238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" calcext:value-type="float">
            <text:p>0.11111111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209302325581" calcext:value-type="float">
            <text:p>0.2093023256</text:p>
          </table:table-cell>
          <table:table-cell office:value-type="float" office:value="0.155555555556" calcext:value-type="float">
            <text:p>0.1555555556</text:p>
          </table:table-cell>
          <table:table-cell office:value-type="float" office:value="0.111111111111" calcext:value-type="float">
            <text:p>0.11111111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714285714286" calcext:value-type="float">
            <text:p>0.0714285714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0888888888889" calcext:value-type="float">
            <text:p>0.0888888889</text:p>
          </table:table-cell>
          <table:table-cell office:value-type="float" office:value="0.244444444444" calcext:value-type="float">
            <text:p>0.244444444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4285714286" calcext:value-type="float">
            <text:p>0.2142857143</text:p>
          </table:table-cell>
          <table:table-cell office:value-type="float" office:value="0.279069767442" calcext:value-type="float">
            <text:p>0.279069767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288888888889" calcext:value-type="float">
            <text:p>0.28888888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8095238095" calcext:value-type="float">
            <text:p>0.2380952381</text:p>
          </table:table-cell>
          <table:table-cell office:value-type="float" office:value="0.0232558139535" calcext:value-type="float">
            <text:p>0.023255814</text:p>
          </table:table-cell>
          <table:table-cell office:value-type="float" office:value="0.2" calcext:value-type="float">
            <text:p>0.2</text:p>
          </table:table-cell>
          <table:table-cell office:value-type="float" office:value="0.0666666666667" calcext:value-type="float">
            <text:p>0.0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093023255814" calcext:value-type="float">
            <text:p>0.0930232558</text:p>
          </table:table-cell>
          <table:table-cell office:value-type="float" office:value="0.2" calcext:value-type="float">
            <text:p>0.2</text:p>
          </table:table-cell>
          <table:table-cell office:value-type="float" office:value="0.133333333333" calcext:value-type="float">
            <text:p>0.1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52380952381" calcext:value-type="float">
            <text:p>0.0952380952</text:p>
          </table:table-cell>
          <table:table-cell office:value-type="float" office:value="0.046511627907" calcext:value-type="float">
            <text:p>0.0465116279</text:p>
          </table:table-cell>
          <table:table-cell office:value-type="float" office:value="0.0444444444444" calcext:value-type="float">
            <text:p>0.0444444444</text:p>
          </table:table-cell>
          <table:table-cell office:value-type="float" office:value="0.0222222222222" calcext:value-type="float">
            <text:p>0.022222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17:16:22.394686712</dc:date>
    <meta:editing-duration>PT1M11S</meta:editing-duration>
    <meta:editing-cycles>1</meta:editing-cycles>
    <meta:document-statistic meta:table-count="1" meta:cell-count="6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3.454cm" style:legend-expansion="high" chart:style-name="ch2"/>
        <chart:plot-area chart:style-name="ch3" table:cell-range-address="Histogram9_11.A2:Histogram9_11.E13" chart:data-source-has-labels="row" svg:x="0.32cm" svg:y="0.18cm" svg:width="14.235cm" svg:height="8.64cm">
          <chartooo:coordinate-region svg:x="1.232cm" svg:y="0.38cm" svg:width="13.0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9_11.B3:Histogram9_11.B13" chart:label-cell-address="Histogram9_11.B2:Histogram9_11.B2" chart:class="chart:scatter">
            <chart:domain table:cell-range-address="Histogram9_11.A3:Histogram9_11.A13"/>
            <chart:data-point chart:repeated="11"/>
          </chart:series>
          <chart:series chart:style-name="ch7" chart:values-cell-range-address="Histogram9_11.C3:Histogram9_11.C13" chart:label-cell-address="Histogram9_11.C2:Histogram9_11.C2" chart:class="chart:scatter">
            <chart:data-point chart:repeated="11"/>
          </chart:series>
          <chart:series chart:style-name="ch8" chart:values-cell-range-address="Histogram9_11.D3:Histogram9_11.D13" chart:label-cell-address="Histogram9_11.D2:Histogram9_11.D2" chart:class="chart:scatter">
            <chart:data-point chart:repeated="11"/>
          </chart:series>
          <chart:series chart:style-name="ch9" chart:values-cell-range-address="Histogram9_11.E3:Histogram9_11.E13" chart:label-cell-address="Histogram9_11.E2:Histogram9_11.E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9_11.B2:Histogram9_11.B2</svg:desc>
                </draw:g>
              </table:table-cell>
              <table:table-cell office:value-type="string">
                <text:p>41</text:p>
                <draw:g>
                  <svg:desc>Histogram9_11.C2:Histogram9_11.C2</svg:desc>
                </draw:g>
              </table:table-cell>
              <table:table-cell office:value-type="string">
                <text:p>14</text:p>
                <draw:g>
                  <svg:desc>Histogram9_11.D2:Histogram9_11.D2</svg:desc>
                </draw:g>
              </table:table-cell>
              <table:table-cell office:value-type="string">
                <text:p>44</text:p>
                <draw:g>
                  <svg:desc>Histogram9_11.E2:Histogram9_1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stogram9_11.A3:Histogram9_11.A13</svg:desc>
                </draw:g>
              </table:table-cell>
              <table:table-cell office:value-type="float" office:value="0.0238095238095">
                <text:p>0.0238095238095</text:p>
                <draw:g>
                  <svg:desc>Histogram9_11.B3:Histogram9_11.B13</svg:desc>
                </draw:g>
              </table:table-cell>
              <table:table-cell office:value-type="float" office:value="0">
                <text:p>0</text:p>
                <draw:g>
                  <svg:desc>Histogram9_11.C3:Histogram9_11.C13</svg:desc>
                </draw:g>
              </table:table-cell>
              <table:table-cell office:value-type="float" office:value="0">
                <text:p>0</text:p>
                <draw:g>
                  <svg:desc>Histogram9_11.D3:Histogram9_11.D13</svg:desc>
                </draw:g>
              </table:table-cell>
              <table:table-cell office:value-type="float" office:value="0">
                <text:p>0</text:p>
                <draw:g>
                  <svg:desc>Histogram9_11.E3:Histogram9_1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222222222">
                <text:p>0.0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38095238095">
                <text:p>0.0238095238095</text:p>
              </table:table-cell>
              <table:table-cell office:value-type="float" office:value="0.0697674418605">
                <text:p>0.0697674418605</text:p>
              </table:table-cell>
              <table:table-cell office:value-type="float" office:value="0">
                <text:p>0</text:p>
              </table:table-cell>
              <table:table-cell office:value-type="float" office:value="0.0222222222222">
                <text:p>0.0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238095238095">
                <text:p>0.0238095238095</text:p>
              </table:table-cell>
              <table:table-cell office:value-type="float" office:value="0.116279069767">
                <text:p>0.116279069767</text:p>
              </table:table-cell>
              <table:table-cell office:value-type="float" office:value="0">
                <text:p>0</text:p>
              </table:table-cell>
              <table:table-cell office:value-type="float" office:value="0.111111111111">
                <text:p>0.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209302325581">
                <text:p>0.209302325581</text:p>
              </table:table-cell>
              <table:table-cell office:value-type="float" office:value="0.155555555556">
                <text:p>0.155555555556</text:p>
              </table:table-cell>
              <table:table-cell office:value-type="float" office:value="0.111111111111">
                <text:p>0.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162790697674">
                <text:p>0.162790697674</text:p>
              </table:table-cell>
              <table:table-cell office:value-type="float" office:value="0.0888888888889">
                <text:p>0.0888888888889</text:p>
              </table:table-cell>
              <table:table-cell office:value-type="float" office:value="0.244444444444">
                <text:p>0.2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79069767442">
                <text:p>0.279069767442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288888888889">
                <text:p>0.2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38095238095">
                <text:p>0.238095238095</text:p>
              </table:table-cell>
              <table:table-cell office:value-type="float" office:value="0.0232558139535">
                <text:p>0.0232558139535</text:p>
              </table:table-cell>
              <table:table-cell office:value-type="float" office:value="0.2">
                <text:p>0.2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093023255814">
                <text:p>0.093023255814</text:p>
              </table:table-cell>
              <table:table-cell office:value-type="float" office:value="0.2">
                <text:p>0.2</text:p>
              </table:table-cell>
              <table:table-cell office:value-type="float" office:value="0.133333333333">
                <text:p>0.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0444444444444">
                <text:p>0.0444444444444</text:p>
              </table:table-cell>
              <table:table-cell office:value-type="float" office:value="0.0222222222222">
                <text:p>0.0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222222222">
                <text:p>0.02222222222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